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chnologie et nature, un équilibre instable</text:p>
      <text:p text:style-name="Standard"/>
      <text:p text:style-name="Standard">Le jeu démarre en montrant l'arrivée de deux déesses sur Terre, Shinzen, la déesse de la nature, et Teckna, la déesse de la technologie. La Terre est dévastée par les guerres successives menées par les humains, ne reste, comme trace de leur existence révolue, que des ruines des bâtiments érigés jadis, que le lierre, les fougères et le lichen ont recouvert.</text:p>
      <text:p text:style-name="Standard">Les deux déesses décident donc de reformer le monde pour le rendre habitable à nouveau.</text:p>
      <text:p text:style-name="Standard"/>
      <text:p text:style-name="Standard">Comment progresser dans le jeu ?</text:p>
      <text:p text:style-name="Standard"/>
      <text:p text:style-name="Standard">Les différentes étapes obligatoire pour chaque environnement :</text:p>
      <text:p text:style-name="Standard"/>
      <text:list xml:id="list1666198824" text:style-name="L1">
        <text:list-item>
          <text:p text:style-name="P1">ramasser les détritus</text:p>
        </text:list-item>
        <text:list-item>
          <text:p text:style-name="P1">trouver la source principale de pollution de la zone</text:p>
        </text:list-item>
        <text:list-item>
          <text:p text:style-name="P1">détruire la source principale de pollution de la zone</text:p>
        </text:list-item>
      </text:list>
      <text:p text:style-name="Standard"/>
      <text:p text:style-name="Standard">Scénario :</text:p>
      <text:p text:style-name="Standard"/>
      <text:p text:style-name="Standard">Wasteland</text:p>
      <text:p text:style-name="Standard"/>
      <text:p text:style-name="Standard"><text:tab/>Lieu d'arrivée des déesses, elles débarquent devant des ruines ressemblant à un vieux portail d'invocation de science-fiction, à côté d'une vieille cabane et de quelques arbres. </text:p>
      <text:p text:style-name="Standard">S : Quel carnage ! Voilà donc le piteux état dans lequel est la Terre...</text:p>
      <text:p text:style-name="Standard">T : Ma sœur, les erreurs de ce peuple primitif semblent encore et toujours t'étonner.</text:p>
      <text:p text:style-name="Standard">S : Hélas... Il faut bien quelqu'un pour les pleurer, maintenant que tous les hommes ont disparu.</text:p>
      <text:p text:style-name="Standard">T : C'est malin... Et après qui c'est qui doit réparer les erreurs, hein ? Bah c'est Bibi.</text:p>
      <text:p text:style-name="Standard">S : Allons, ne partons pas avec cet état d'esprit, ma sœur ! Il ne tiens qu'à nous de réparer ce monde ! Allez, en route !</text:p>
      <text:p text:style-name="Standard"/>
      <text:p text:style-name="Standard"><text:tab/>Quand le joueur trouve la source de pollution :</text:p>
      <text:p text:style-name="Standard">S : Quelle horeur ! Voilà donc la cause de tous les problèmes de ce lieu !</text:p>
      <text:p text:style-name="Standard">T : Trouvons un moyen de nous en débarasser.</text:p>
      <text:p text:style-name="Standard"/>
      <text:p text:style-name="Standard"><text:tab/>Enfin, après que la zone ait été débarassée :</text:p>
      <text:p text:style-name="Standard">T : Voilà une bonne chose de faite !</text:p>
      <text:p text:style-name="Standard">S : C'est quand même bien mieux ainsi, non ?</text:p>
      <text:p text:style-name="Standard">T : Mouais... Mais je trouve qu'il manque un truc à cette petite cabane...</text:p>
      <text:p text:style-name="Standard">S : Ah ?</text:p>
      <text:p text:style-name="P2">Teckna commence à bricoler et rajoute un côté futuriste à la cabane.</text:p>
      <text:p text:style-name="P2">T : C'est mieux comme ça !</text:p>
      <text:p text:style-name="P2">S : Toi al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lentin DAMBRINE</meta:initial-creator>
    <meta:creation-date>2015-06-15T10:44:36</meta:creation-date>
    <dc:date>2015-06-15T14:49:44</dc:date>
    <dc:creator>Valentin DAMBRINE</dc:creator>
    <meta:editing-duration>PT2M26S</meta:editing-duration>
    <meta:editing-cycles>1</meta:editing-cycles>
    <meta:document-statistic meta:table-count="0" meta:image-count="0" meta:object-count="0" meta:page-count="1" meta:paragraph-count="27" meta:word-count="345" meta:character-count="1860" meta:non-whitespace-character-count="1541"/>
    <meta:generator>LibreOffice/3.5$Linux_X86_64 LibreOffice_project/350m1$Build-2</meta:generator>
  </office:meta>
</office:document-meta>
</file>